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size="16pt" style:font-size-asian="16pt" style:font-size-complex="16pt"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size="16pt" style:font-size-asian="16pt" style:font-size-complex="16pt"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size="16pt" style:font-size-asian="16pt" style:font-size-complex="16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size="16pt" style:font-size-asian="16pt" style:font-size-complex="16pt" fo:font-weight="bold" style:font-weight-asian="bold" style:font-weight-complex="bold"/>
    </style:style>
    <style:style style:name="T3_2" style:family="text">
      <style:text-properties fo:font-size="16pt" style:font-size-asian="16pt" style:font-size-complex="16pt" fo:font-weight="bold" style:font-weight-asian="bold" style:font-weight-complex="bold"/>
    </style:style>
    <style:style style:name="T3_3" style:family="text">
      <style:text-properties fo:font-size="16pt" style:font-size-asian="16pt" style:font-size-complex="16pt" fo:font-weight="bold" style:font-weight-asian="bold" style:font-weight-complex="bold"/>
    </style:style>
    <style:style style:name="T3_4" style:family="text">
      <style:text-properties fo:font-size="16pt" style:font-size-asian="16pt" style:font-size-complex="16pt" fo:font-weight="bold" style:font-weight-asian="bold" style:font-weight-complex="bold"/>
    </style:style>
    <style:style style:name="T3_5" style:family="text">
      <style:text-properties fo:font-size="16pt" style:font-size-asian="16pt" style:font-size-complex="16pt" fo:font-weight="bold" style:font-weight-asian="bold" style:font-weight-complex="bold"/>
    </style:style>
    <style:style style:name="T3_6" style:family="text">
      <style:text-properties fo:font-size="16pt" style:font-size-asian="16pt" style:font-size-complex="16pt" fo:font-weight="bold" style:font-weight-asian="bold" style:font-weight-complex="bold"/>
    </style:style>
    <style:style style:name="T3_7" style:family="text">
      <style:text-properties fo:font-size="16pt" style:font-size-asian="16pt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  <style:text-properties fo:font-size="16pt" style:font-size-asian="16pt" style:font-size-complex="16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text-align="center"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text-align="center" fo:break-before="auto" fo:line-height="100%" style:writing-mode="lr-tb"/>
    </style:style>
    <style:style style:name="P11" style:family="paragraph" style:parent-style-name="Standard">
      <style:paragraph-properties fo:text-align="center"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/>
    <style:style style:name="P17" style:family="paragraph" style:parent-style-name="Standard">
      <style:paragraph-properties fo:break-before="auto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P18" style:family="paragraph" style:parent-style-name="Standard">
      <style:paragraph-properties fo:break-before="auto" fo:line-height="10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P20" style:family="paragraph" style:parent-style-name="Standard">
      <style:paragraph-properties fo:break-before="auto" fo:line-height="100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/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P29" style:family="paragraph" style:parent-style-name="Standard">
      <style:paragraph-properties fo:break-before="auto" fo:line-height="10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P30" style:family="paragraph" style:parent-style-name="Standard">
      <style:paragraph-properties fo:break-before="auto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P31" style:family="paragraph" style:parent-style-name="Standard">
      <style:paragraph-properties fo:break-before="auto" fo:line-height="10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P35" style:family="paragraph" style:parent-style-name="Standard">
      <style:paragraph-properties fo:break-before="auto" fo:line-height="100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P36" style:family="paragraph" style:parent-style-name="Standard">
      <style:paragraph-properties fo:break-before="auto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P43" style:family="paragraph" style:parent-style-name="Standard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P44" style:family="paragraph" style:parent-style-name="Standard">
      <style:paragraph-properties fo:break-before="auto" fo:line-height="100%" style:writing-mode="lr-tb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P46" style:family="paragraph" style:parent-style-name="Standard">
      <style:paragraph-properties fo:break-before="auto" fo:line-height="100%" style:writing-mode="lr-tb"/>
    </style:style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Cahier</text:span><text:span text:style-name="T1_2"><text:s/></text:span><text:span text:style-name="T1_3">des</text:span><text:span text:style-name="T1_4"><text:s/></text:span><text:span text:style-name="T1_5">charges</text:span></text:p>
      <text:p text:style-name="P2"><text:span text:style-name="T2_1">S</text:span><text:span text:style-name="T2_2">pace</text:span><text:span text:style-name="T2_3"><text:s/></text:span><text:span text:style-name="T2_4">C</text:span><text:span text:style-name="T2_5">owboy</text:span><text:span text:style-name="T2_6"><text:s/></text:span><text:span text:style-name="T2_7">S</text:span><text:span text:style-name="T2_8">imulator</text:span></text:p>
      <text:p text:style-name="P3"><text:span text:style-name="T3_1">(</text:span><text:span text:style-name="T3_2">titre</text:span><text:span text:style-name="T3_3"><text:s/></text:span><text:span text:style-name="T3_4">non</text:span><text:span text:style-name="T3_5"><text:s/></text:span><text:span text:style-name="T3_6">définitif</text:span><text:span text:style-name="T3_7">)</text:span></text:p>
      <text:p text:style-name="P4"/>
      <text:p text:style-name="P5"/>
      <text:p text:style-name="P6"/>
      <text:p text:style-name="P7"/>
      <text:p text:style-name="P8"><text:span text:style-name="T8_1">Yann</text:span><text:span text:style-name="T8_2"><text:s/></text:span><text:span text:style-name="T8_3">Teddy</text:span><text:span text:style-name="T8_4"><text:s/></text:span><text:span text:style-name="T8_5">ROPAUL</text:span></text:p>
      <text:p text:style-name="P9"><text:span text:style-name="T9_1">Corentin</text:span><text:span text:style-name="T9_2"><text:s/></text:span><text:span text:style-name="T9_3">ARNAUD</text:span></text:p>
      <text:p text:style-name="P10"/>
      <text:p text:style-name="P11"/>
      <text:p text:style-name="P12"/>
      <text:p text:style-name="P13"><text:span text:style-name="T13_1">Concept</text:span><text:span text:style-name="T13_2"> :</text:span></text:p>
      <text:p text:style-name="P14"><text:span text:style-name="T14_1">Le</text:span><text:span text:style-name="T14_2"><text:s/></text:span><text:span text:style-name="T14_3">jeu</text:span><text:span text:style-name="T14_4"><text:s/></text:span><text:span text:style-name="T14_5">est</text:span><text:span text:style-name="T14_6"><text:s/></text:span><text:span text:style-name="T14_7">un</text:span><text:span text:style-name="T14_8"><text:s/></text:span><text:span text:style-name="T14_9">jeu</text:span><text:span text:style-name="T14_10"><text:s/></text:span><text:span text:style-name="T14_11">de</text:span><text:span text:style-name="T14_12"><text:s/></text:span><text:span text:style-name="T14_13">simulation</text:span><text:span text:style-name="T14_14"><text:s/></text:span><text:span text:style-name="T14_15">de</text:span><text:span text:style-name="T14_16"><text:s/></text:span><text:span text:style-name="T14_17">vol</text:span><text:span text:style-name="T14_18"><text:s/></text:span><text:span text:style-name="T14_19">et</text:span><text:span text:style-name="T14_20"><text:s/></text:span><text:span text:style-name="T14_21">de</text:span><text:span text:style-name="T14_22"><text:s/></text:span><text:span text:style-name="T14_23">tir</text:span><text:span text:style-name="T14_24">,<text:s/></text:span><text:span text:style-name="T14_25">en</text:span><text:span text:style-name="T14_26"><text:s/>3</text:span><text:span text:style-name="T14_27">D</text:span><text:span text:style-name="T14_28">,<text:s/></text:span><text:span text:style-name="T14_29">contre</text:span><text:span text:style-name="T14_30"><text:s/></text:span><text:span text:style-name="T14_31">un</text:span><text:span text:style-name="T14_32"><text:s/></text:span><text:span text:style-name="T14_33">ou</text:span><text:span text:style-name="T14_34"><text:s/></text:span><text:span text:style-name="T14_35">plusieurs</text:span><text:span text:style-name="T14_36"><text:s/></text:span><text:span text:style-name="T14_37">adversaires</text:span><text:span text:style-name="T14_38">.<text:s/></text:span><text:span text:style-name="T14_39">Le</text:span><text:span text:style-name="T14_40"><text:s/></text:span><text:span text:style-name="T14_41">jeu</text:span><text:span text:style-name="T14_42"><text:s/></text:span><text:span text:style-name="T14_43">est</text:span><text:span text:style-name="T14_44"><text:s/></text:span><text:span text:style-name="T14_45">basé</text:span><text:span text:style-name="T14_46"><text:s/></text:span><text:span text:style-name="T14_47">sur</text:span><text:span text:style-name="T14_48"><text:s/></text:span><text:span text:style-name="T14_49">le</text:span><text:span text:style-name="T14_50"><text:s/></text:span><text:span text:style-name="T14_51">mode</text:span><text:span text:style-name="T14_52"><text:s/></text:span><text:span text:style-name="T14_53">multijoueur</text:span><text:span text:style-name="T14_54"><text:s/></text:span><text:span text:style-name="T14_55">de</text:span><text:span text:style-name="T14_56"><text:s/></text:span><text:span text:style-name="T14_57">star</text:span><text:span text:style-name="T14_58"><text:s/></text:span><text:span text:style-name="T14_59">fox</text:span><text:span text:style-name="T14_60"><text:s/>64<text:s text:c="2"/>(</text:span><text:span text:style-name="T14_61">exemple</text:span><text:span text:style-name="T14_62"> :<text:s/></text:span><text:span text:style-name="T14_63"><text:a xlink:type="simple" xlink:href="https://www.youtube.com/watch?v=VJrg7HhWW1k"><text:span text:style-name="T14_64">https</text:span></text:a></text:span><text:span text:style-name="T14_65"><text:a xlink:type="simple" xlink:href="https://www.youtube.com/watch?v=VJrg7HhWW1k"><text:span text:style-name="T14_66">://</text:span></text:a></text:span><text:span text:style-name="T14_67"><text:a xlink:type="simple" xlink:href="https://www.youtube.com/watch?v=VJrg7HhWW1k"><text:span text:style-name="T14_68">www</text:span></text:a></text:span><text:span text:style-name="T14_69"><text:a xlink:type="simple" xlink:href="https://www.youtube.com/watch?v=VJrg7HhWW1k"><text:span text:style-name="T14_70">.</text:span></text:a></text:span><text:span text:style-name="T14_71"><text:a xlink:type="simple" xlink:href="https://www.youtube.com/watch?v=VJrg7HhWW1k"><text:span text:style-name="T14_72">youtube</text:span></text:a></text:span><text:span text:style-name="T14_73"><text:a xlink:type="simple" xlink:href="https://www.youtube.com/watch?v=VJrg7HhWW1k"><text:span text:style-name="T14_74">.</text:span></text:a></text:span><text:span text:style-name="T14_75"><text:a xlink:type="simple" xlink:href="https://www.youtube.com/watch?v=VJrg7HhWW1k"><text:span text:style-name="T14_76">com</text:span></text:a></text:span><text:span text:style-name="T14_77"><text:a xlink:type="simple" xlink:href="https://www.youtube.com/watch?v=VJrg7HhWW1k"><text:span text:style-name="T14_78">/</text:span></text:a></text:span><text:span text:style-name="T14_79"><text:a xlink:type="simple" xlink:href="https://www.youtube.com/watch?v=VJrg7HhWW1k"><text:span text:style-name="T14_80">watch</text:span></text:a></text:span><text:span text:style-name="T14_81"><text:a xlink:type="simple" xlink:href="https://www.youtube.com/watch?v=VJrg7HhWW1k"><text:span text:style-name="T14_82">?</text:span></text:a></text:span><text:span text:style-name="T14_83"><text:a xlink:type="simple" xlink:href="https://www.youtube.com/watch?v=VJrg7HhWW1k"><text:span text:style-name="T14_84">v</text:span></text:a></text:span><text:span text:style-name="T14_85"><text:a xlink:type="simple" xlink:href="https://www.youtube.com/watch?v=VJrg7HhWW1k"><text:span text:style-name="T14_86">=</text:span></text:a></text:span><text:span text:style-name="T14_87"><text:a xlink:type="simple" xlink:href="https://www.youtube.com/watch?v=VJrg7HhWW1k"><text:span text:style-name="T14_88">VJrg</text:span></text:a></text:span><text:span text:style-name="T14_89"><text:a xlink:type="simple" xlink:href="https://www.youtube.com/watch?v=VJrg7HhWW1k"><text:span text:style-name="T14_90">7</text:span></text:a></text:span><text:span text:style-name="T14_91"><text:a xlink:type="simple" xlink:href="https://www.youtube.com/watch?v=VJrg7HhWW1k"><text:span text:style-name="T14_92">HhWW</text:span></text:a></text:span><text:span text:style-name="T14_93"><text:a xlink:type="simple" xlink:href="https://www.youtube.com/watch?v=VJrg7HhWW1k"><text:span text:style-name="T14_94">1</text:span></text:a></text:span><text:span text:style-name="T14_95"><text:a xlink:type="simple" xlink:href="https://www.youtube.com/watch?v=VJrg7HhWW1k"><text:span text:style-name="T14_96">k</text:span></text:a></text:span><text:span text:style-name="T14_97"><text:s/>)</text:span></text:p>
      <text:p text:style-name="P15"/>
      <text:p text:style-name="P16"><text:span text:style-name="T16_1">StoryBoard</text:span><text:span text:style-name="T16_2"> </text:span><text:span text:style-name="T16_3">:</text:span></text:p>
      <text:p text:style-name="P17"><text:span text:style-name="T17_1">Le</text:span><text:span text:style-name="T17_2"><text:s/></text:span><text:span text:style-name="T17_3">joueur</text:span><text:span text:style-name="T17_4"><text:s/></text:span><text:span text:style-name="T17_5">contrôle</text:span><text:span text:style-name="T17_6"><text:s/></text:span><text:span text:style-name="T17_7">un</text:span><text:span text:style-name="T17_8"><text:s/></text:span><text:span text:style-name="T17_9">vaisseau</text:span><text:span text:style-name="T17_10"><text:s/></text:span><text:span text:style-name="T17_11">spatiale</text:span><text:span text:style-name="T17_12">.<text:s/></text:span><text:span text:style-name="T17_13">Il</text:span><text:span text:style-name="T17_14"><text:s/></text:span><text:span text:style-name="T17_15">peut</text:span><text:span text:style-name="T17_16"><text:s/></text:span><text:span text:style-name="T17_17">diriger</text:span><text:span text:style-name="T17_18"><text:s/></text:span><text:span text:style-name="T17_19">son</text:span><text:span text:style-name="T17_20"><text:s/></text:span><text:span text:style-name="T17_21">vaisseau</text:span><text:span text:style-name="T17_22"><text:s/></text:span><text:span text:style-name="T17_23">dans</text:span><text:span text:style-name="T17_24"><text:s/></text:span><text:span text:style-name="T17_25">tous</text:span><text:span text:style-name="T17_26"><text:s/></text:span><text:span text:style-name="T17_27">les</text:span><text:span text:style-name="T17_28"><text:s/></text:span><text:span text:style-name="T17_29">sens</text:span><text:span text:style-name="T17_30"><text:s/></text:span><text:span text:style-name="T17_31">dans</text:span><text:span text:style-name="T17_32"><text:s/></text:span><text:span text:style-name="T17_33">le</text:span><text:span text:style-name="T17_34"><text:s/></text:span><text:span text:style-name="T17_35">plan</text:span><text:span text:style-name="T17_36"><text:s/></text:span><text:span text:style-name="T17_37">où</text:span><text:span text:style-name="T17_38"><text:s/></text:span><text:span text:style-name="T17_39">le</text:span><text:span text:style-name="T17_40"><text:s/></text:span><text:span text:style-name="T17_41">vaisseau</text:span><text:span text:style-name="T17_42"><text:s/></text:span><text:span text:style-name="T17_43">se</text:span><text:span text:style-name="T17_44"><text:s/></text:span><text:span text:style-name="T17_45">trouve</text:span><text:span text:style-name="T17_46">.<text:s/></text:span><text:span text:style-name="T17_47">Il</text:span><text:span text:style-name="T17_48"><text:s/></text:span><text:span text:style-name="T17_49">peut</text:span><text:span text:style-name="T17_50"><text:s/></text:span><text:span text:style-name="T17_51">changer</text:span><text:span text:style-name="T17_52"><text:s/></text:span><text:span text:style-name="T17_53">le</text:span><text:span text:style-name="T17_54"><text:s/></text:span><text:span text:style-name="T17_55">plan</text:span><text:span text:style-name="T17_56"><text:s/></text:span><text:span text:style-name="T17_57">où</text:span><text:span text:style-name="T17_58"><text:s/></text:span><text:span text:style-name="T17_59">se</text:span><text:span text:style-name="T17_60"><text:s/></text:span><text:span text:style-name="T17_61">trouve</text:span><text:span text:style-name="T17_62"><text:s/></text:span><text:span text:style-name="T17_63">le</text:span><text:span text:style-name="T17_64"><text:s/></text:span><text:span text:style-name="T17_65">vaisseau</text:span><text:span text:style-name="T17_66"><text:s/></text:span><text:span text:style-name="T17_67">mais</text:span><text:span text:style-name="T17_68"><text:s/></text:span><text:span text:style-name="T17_69">l</text:span><text:span text:style-name="T17_70">'</text:span><text:span text:style-name="T17_71">inclinaison</text:span><text:span text:style-name="T17_72"><text:s/></text:span><text:span text:style-name="T17_73">du</text:span><text:span text:style-name="T17_74"><text:s/></text:span><text:span text:style-name="T17_75">vaisseau</text:span><text:span text:style-name="T17_76"><text:s/></text:span><text:span text:style-name="T17_77">sera</text:span><text:span text:style-name="T17_78"><text:s/></text:span><text:span text:style-name="T17_79">toujours</text:span><text:span text:style-name="T17_80"><text:s/></text:span><text:span text:style-name="T17_81">la</text:span><text:span text:style-name="T17_82"><text:s/></text:span><text:span text:style-name="T17_83">même</text:span><text:span text:style-name="T17_84"><text:s/>(</text:span><text:span text:style-name="T17_85">comme</text:span><text:span text:style-name="T17_86"><text:s/></text:span><text:span text:style-name="T17_87">dans</text:span><text:span text:style-name="T17_88"><text:s/></text:span><text:span text:style-name="T17_89">star</text:span><text:span text:style-name="T17_90"><text:s/></text:span><text:span text:style-name="T17_91">fox</text:span><text:span text:style-name="T17_92">).</text:span></text:p>
      <text:p text:style-name="P18"><text:span text:style-name="T18_1">Le</text:span><text:span text:style-name="T18_2"><text:s/></text:span><text:span text:style-name="T18_3">jeu</text:span><text:span text:style-name="T18_4"><text:s/></text:span><text:span text:style-name="T18_5">se</text:span><text:span text:style-name="T18_6"><text:s/></text:span><text:span text:style-name="T18_7">déroule</text:span><text:span text:style-name="T18_8"><text:s/></text:span><text:span text:style-name="T18_9">dans</text:span><text:span text:style-name="T18_10"><text:s/></text:span><text:span text:style-name="T18_11">une</text:span><text:span text:style-name="T18_12"><text:s/></text:span><text:span text:style-name="T18_13">arène</text:span><text:span text:style-name="T18_14"><text:s/></text:span><text:span text:style-name="T18_15">fermé</text:span><text:span text:style-name="T18_16">.<text:s/></text:span><text:span text:style-name="T18_17">Le</text:span><text:span text:style-name="T18_18"><text:s/></text:span><text:span text:style-name="T18_19">joueur</text:span><text:span text:style-name="T18_20"><text:s/></text:span><text:span text:style-name="T18_21">pourra</text:span><text:span text:style-name="T18_22"><text:s/></text:span><text:span text:style-name="T18_23">tirer</text:span><text:span text:style-name="T18_24"><text:s/></text:span><text:span text:style-name="T18_25">des</text:span><text:span text:style-name="T18_26"><text:s/></text:span><text:span text:style-name="T18_27">rayons</text:span><text:span text:style-name="T18_28"><text:s/></text:span><text:span text:style-name="T18_29">laser</text:span><text:span text:style-name="T18_30">.<text:s/></text:span><text:span text:style-name="T18_31">La</text:span><text:span text:style-name="T18_32"><text:s/></text:span><text:span text:style-name="T18_33">technologie</text:span><text:span text:style-name="T18_34"><text:s/></text:span><text:span text:style-name="T18_35">de</text:span><text:span text:style-name="T18_36"><text:s/></text:span><text:span text:style-name="T18_37">ray</text:span><text:span text:style-name="T18_38">-</text:span><text:span text:style-name="T18_39">casting</text:span><text:span text:style-name="T18_40"><text:s/></text:span><text:span text:style-name="T18_41">sera</text:span><text:span text:style-name="T18_42"><text:s/></text:span><text:span text:style-name="T18_43">utilisé</text:span><text:span text:style-name="T18_44"><text:s/></text:span><text:span text:style-name="T18_45">pour</text:span><text:span text:style-name="T18_46"><text:s/></text:span><text:span text:style-name="T18_47">déterminé</text:span><text:span text:style-name="T18_48"><text:s/></text:span><text:span text:style-name="T18_49">ce</text:span><text:span text:style-name="T18_50"><text:s/></text:span><text:span text:style-name="T18_51">que</text:span><text:span text:style-name="T18_52"><text:s/></text:span><text:span text:style-name="T18_53">touche</text:span><text:span text:style-name="T18_54"><text:s/></text:span><text:span text:style-name="T18_55">les</text:span><text:span text:style-name="T18_56"><text:s/></text:span><text:span text:style-name="T18_57">rayons</text:span><text:span text:style-name="T18_58"><text:s/></text:span><text:span text:style-name="T18_59">laser</text:span><text:span text:style-name="T18_60">.</text:span></text:p>
      <text:p text:style-name="P19"><text:span text:style-name="T19_1">Le</text:span><text:span text:style-name="T19_2"><text:s/></text:span><text:span text:style-name="T19_3">joueur</text:span><text:span text:style-name="T19_4"><text:s/></text:span><text:span text:style-name="T19_5">a</text:span><text:span text:style-name="T19_6"><text:s/></text:span><text:span text:style-name="T19_7">une</text:span><text:span text:style-name="T19_8"><text:s/></text:span><text:span text:style-name="T19_9">barre</text:span><text:span text:style-name="T19_10"><text:s/></text:span><text:span text:style-name="T19_11">de</text:span><text:span text:style-name="T19_12"><text:s/></text:span><text:span text:style-name="T19_13">vie</text:span><text:span text:style-name="T19_14"><text:s/></text:span><text:span text:style-name="T19_15">qui</text:span><text:span text:style-name="T19_16"><text:s/></text:span><text:span text:style-name="T19_17">descend</text:span><text:span text:style-name="T19_18"><text:s/></text:span><text:span text:style-name="T19_19">si</text:span><text:span text:style-name="T19_20"><text:s/></text:span><text:span text:style-name="T19_21">on</text:span><text:span text:style-name="T19_22"><text:s/></text:span><text:span text:style-name="T19_23">lui</text:span><text:span text:style-name="T19_24"><text:s/></text:span><text:span text:style-name="T19_25">tire</text:span><text:span text:style-name="T19_26"><text:s/></text:span><text:span text:style-name="T19_27">dessus</text:span><text:span text:style-name="T19_28">.</text:span></text:p>
      <text:p text:style-name="P20"><text:span text:style-name="T20_1">Le</text:span><text:span text:style-name="T20_2"><text:s/></text:span><text:span text:style-name="T20_3">joueur</text:span><text:span text:style-name="T20_4"><text:s/></text:span><text:span text:style-name="T20_5">sera</text:span><text:span text:style-name="T20_6"><text:s/></text:span><text:span text:style-name="T20_7">confronté</text:span><text:span text:style-name="T20_8"><text:s/></text:span><text:span text:style-name="T20_9">à</text:span><text:span text:style-name="T20_10"><text:s/></text:span><text:span text:style-name="T20_11">plusieurs</text:span><text:span text:style-name="T20_12"><text:s/></text:span><text:span text:style-name="T20_13">IA</text:span><text:span text:style-name="T20_14"><text:s/></text:span><text:span text:style-name="T20_15">qui</text:span><text:span text:style-name="T20_16"><text:s/></text:span><text:span text:style-name="T20_17">contrôlent</text:span><text:span text:style-name="T20_18"><text:s/></text:span><text:span text:style-name="T20_19">des</text:span><text:span text:style-name="T20_20"><text:s/></text:span><text:span text:style-name="T20_21">vaisseaux</text:span><text:span text:style-name="T20_22"><text:s/></text:span><text:span text:style-name="T20_23">évoluant</text:span><text:span text:style-name="T20_24"><text:s/></text:span><text:span text:style-name="T20_25">dans</text:span><text:span text:style-name="T20_26"><text:s/></text:span><text:span text:style-name="T20_27">la</text:span><text:span text:style-name="T20_28"><text:s/></text:span><text:span text:style-name="T20_29">même</text:span><text:span text:style-name="T20_30"><text:s/></text:span><text:span text:style-name="T20_31">arène</text:span><text:span text:style-name="T20_32">,<text:s/></text:span><text:span text:style-name="T20_33">ses</text:span><text:span text:style-name="T20_34"><text:s/></text:span><text:span text:style-name="T20_35">vaisseaux</text:span><text:span text:style-name="T20_36"><text:s/></text:span><text:span text:style-name="T20_37">pouvant</text:span><text:span text:style-name="T20_38"><text:s/></text:span><text:span text:style-name="T20_39">être</text:span><text:span text:style-name="T20_40"><text:s/></text:span><text:span text:style-name="T20_41">alliés</text:span><text:span text:style-name="T20_42">,<text:s/></text:span><text:span text:style-name="T20_43">neutre</text:span><text:span text:style-name="T20_44"><text:s/></text:span><text:span text:style-name="T20_45">ou</text:span><text:span text:style-name="T20_46"><text:s/></text:span><text:span text:style-name="T20_47">ennemis</text:span><text:span text:style-name="T20_48">.</text:span></text:p>
      <text:p text:style-name="P21"><text:span text:style-name="T21_1">Le</text:span><text:span text:style-name="T21_2"><text:s/></text:span><text:span text:style-name="T21_3">but</text:span><text:span text:style-name="T21_4"><text:s/></text:span><text:span text:style-name="T21_5">du</text:span><text:span text:style-name="T21_6"><text:s/></text:span><text:span text:style-name="T21_7">joueur</text:span><text:span text:style-name="T21_8"><text:s/></text:span><text:span text:style-name="T21_9">sera</text:span><text:span text:style-name="T21_10"><text:s/></text:span><text:span text:style-name="T21_11">de</text:span><text:span text:style-name="T21_12"><text:s/></text:span><text:span text:style-name="T21_13">tirer</text:span><text:span text:style-name="T21_14"><text:s/></text:span><text:span text:style-name="T21_15">et</text:span><text:span text:style-name="T21_16"><text:s/></text:span><text:span text:style-name="T21_17">de</text:span><text:span text:style-name="T21_18"><text:s/></text:span><text:span text:style-name="T21_19">détruire</text:span><text:span text:style-name="T21_20"><text:s/></text:span><text:span text:style-name="T21_21">les</text:span><text:span text:style-name="T21_22"><text:s/></text:span><text:span text:style-name="T21_23">vaisseau</text:span><text:span text:style-name="T21_24"><text:s/></text:span><text:span text:style-name="T21_25">adverse</text:span><text:span text:style-name="T21_26"><text:s/></text:span><text:span text:style-name="T21_27">tout</text:span><text:span text:style-name="T21_28"><text:s/></text:span><text:span text:style-name="T21_29">en</text:span><text:span text:style-name="T21_30"><text:s/></text:span><text:span text:style-name="T21_31">restant</text:span><text:span text:style-name="T21_32"><text:s/></text:span><text:span text:style-name="T21_33">en</text:span><text:span text:style-name="T21_34"><text:s/></text:span><text:span text:style-name="T21_35">vie</text:span><text:span text:style-name="T21_36">.</text:span></text:p>
      <text:p text:style-name="P22"/>
      <text:p text:style-name="P23"/>
      <text:p text:style-name="P24"><text:span text:style-name="T24_1">H</text:span><text:span text:style-name="T24_2">istoire</text:span><text:span text:style-name="T24_3"> :</text:span></text:p>
      <text:p text:style-name="P25"><text:span text:style-name="T25_1">Le</text:span><text:span text:style-name="T25_2"><text:s/></text:span><text:span text:style-name="T25_3">héro</text:span><text:span text:style-name="T25_4"><text:s/>(</text:span><text:span text:style-name="T25_5">ou</text:span><text:span text:style-name="T25_6"><text:s/></text:span><text:span text:style-name="T25_7">héroïne</text:span><text:span text:style-name="T25_8"><text:s/>,<text:s/></text:span><text:span text:style-name="T25_9">on</text:span><text:span text:style-name="T25_10"><text:s/></text:span><text:span text:style-name="T25_11">ne</text:span><text:span text:style-name="T25_12"><text:s/></text:span><text:span text:style-name="T25_13">sait</text:span><text:span text:style-name="T25_14"><text:s/></text:span><text:span text:style-name="T25_15">pas</text:span><text:span text:style-name="T25_16"><text:s/>,<text:s/></text:span><text:span text:style-name="T25_17">on</text:span><text:span text:style-name="T25_18"><text:s/></text:span><text:span text:style-name="T25_19">ne</text:span><text:span text:style-name="T25_20"><text:s/></text:span><text:span text:style-name="T25_21">voit</text:span><text:span text:style-name="T25_22"><text:s/></text:span><text:span text:style-name="T25_23">qu</text:span><text:span text:style-name="T25_24">'</text:span><text:span text:style-name="T25_25">un</text:span><text:span text:style-name="T25_26"><text:s/></text:span><text:span text:style-name="T25_27">vaisseau</text:span><text:span text:style-name="T25_28">)<text:s/></text:span><text:span text:style-name="T25_29">veut</text:span><text:span text:style-name="T25_30"><text:s/></text:span><text:span text:style-name="T25_31">conquérir</text:span><text:span text:style-name="T25_32"><text:s/></text:span><text:span text:style-name="T25_33">l</text:span><text:span text:style-name="T25_34">'</text:span><text:span text:style-name="T25_35">univers</text:span><text:span text:style-name="T25_36">.<text:s/></text:span><text:span text:style-name="T25_37">Pour</text:span><text:span text:style-name="T25_38"><text:s/></text:span><text:span text:style-name="T25_39">cela</text:span><text:span text:style-name="T25_40"><text:s/></text:span><text:span text:style-name="T25_41">il</text:span><text:span text:style-name="T25_42"><text:s/></text:span><text:span text:style-name="T25_43">commence</text:span><text:span text:style-name="T25_44"><text:s/></text:span><text:span text:style-name="T25_45">petit</text:span><text:span text:style-name="T25_46">,<text:s/></text:span><text:span text:style-name="T25_47">avec</text:span><text:span text:style-name="T25_48"><text:s/></text:span><text:span text:style-name="T25_49">son</text:span><text:span text:style-name="T25_50"><text:s/></text:span><text:span text:style-name="T25_51">unique</text:span><text:span text:style-name="T25_52"><text:s/></text:span><text:span text:style-name="T25_53">vaisseau</text:span><text:span text:style-name="T25_54">,<text:s/></text:span><text:span text:style-name="T25_55">sans</text:span><text:span text:style-name="T25_56"><text:s/></text:span><text:span text:style-name="T25_57">alliés</text:span><text:span text:style-name="T25_58">,<text:s/></text:span><text:span text:style-name="T25_59">et</text:span><text:span text:style-name="T25_60"><text:s/></text:span><text:span text:style-name="T25_61">en</text:span><text:span text:style-name="T25_62"><text:s/></text:span><text:span text:style-name="T25_63">se</text:span><text:span text:style-name="T25_64"><text:s/></text:span><text:span text:style-name="T25_65">battant</text:span><text:span text:style-name="T25_66"><text:s/></text:span><text:span text:style-name="T25_67">dans</text:span><text:span text:style-name="T25_68"><text:s/></text:span><text:span text:style-name="T25_69">des</text:span><text:span text:style-name="T25_70"><text:s/></text:span><text:span text:style-name="T25_71">combats</text:span><text:span text:style-name="T25_72"><text:s/>1</text:span><text:span text:style-name="T25_73">v</text:span><text:span text:style-name="T25_74">1.<text:s/></text:span><text:span text:style-name="T25_75">Au</text:span><text:span text:style-name="T25_76"><text:s/></text:span><text:span text:style-name="T25_77">fur</text:span><text:span text:style-name="T25_78"><text:s/></text:span><text:span text:style-name="T25_79">et</text:span><text:span text:style-name="T25_80"><text:s/></text:span><text:span text:style-name="T25_81">a</text:span><text:span text:style-name="T25_82"><text:s/></text:span><text:span text:style-name="T25_83">mesure</text:span><text:span text:style-name="T25_84">,<text:s/></text:span><text:span text:style-name="T25_85">il</text:span><text:span text:style-name="T25_86"><text:s text:c="2"/></text:span><text:span text:style-name="T25_87">tentera</text:span><text:span text:style-name="T25_88"><text:s/></text:span><text:span text:style-name="T25_89">d</text:span><text:span text:style-name="T25_90">’</text:span><text:span text:style-name="T25_91">améliorer</text:span><text:span text:style-name="T25_92"><text:s/></text:span><text:span text:style-name="T25_93">son</text:span><text:span text:style-name="T25_94"><text:s/></text:span><text:span text:style-name="T25_95">vaisseau</text:span><text:span text:style-name="T25_96">,<text:s/></text:span><text:span text:style-name="T25_97">de</text:span><text:span text:style-name="T25_98"><text:s/></text:span><text:span text:style-name="T25_99">former</text:span><text:span text:style-name="T25_100"><text:s/></text:span><text:span text:style-name="T25_101">des</text:span><text:span text:style-name="T25_102"><text:s/></text:span><text:span text:style-name="T25_103">alliances</text:span><text:span text:style-name="T25_104"><text:s/></text:span><text:span text:style-name="T25_105">et</text:span><text:span text:style-name="T25_106"><text:s/></text:span><text:span text:style-name="T25_107">d</text:span><text:span text:style-name="T25_108">'</text:span><text:span text:style-name="T25_109">augmenter</text:span><text:span text:style-name="T25_110"><text:s/></text:span><text:span text:style-name="T25_111">sa</text:span><text:span text:style-name="T25_112"><text:s/></text:span><text:span text:style-name="T25_113">réputation</text:span><text:span text:style-name="T25_114">.<text:s/></text:span><text:span text:style-name="T25_115">Pour</text:span><text:span text:style-name="T25_116"><text:s/></text:span><text:span text:style-name="T25_117">ce</text:span><text:span text:style-name="T25_118"><text:s/></text:span><text:span text:style-name="T25_119">faire</text:span><text:span text:style-name="T25_120"><text:s/></text:span><text:span text:style-name="T25_121">il</text:span><text:span text:style-name="T25_122"><text:s/></text:span><text:span text:style-name="T25_123">combattra</text:span><text:span text:style-name="T25_124"><text:s/></text:span><text:span text:style-name="T25_125">des</text:span><text:span text:style-name="T25_126"><text:s/></text:span><text:span text:style-name="T25_127">ennemies</text:span><text:span text:style-name="T25_128"><text:s/></text:span><text:span text:style-name="T25_129">de</text:span><text:span text:style-name="T25_130"><text:s/></text:span><text:span text:style-name="T25_131">plus</text:span><text:span text:style-name="T25_132"><text:s/></text:span><text:span text:style-name="T25_133">en</text:span><text:span text:style-name="T25_134"><text:s/></text:span><text:span text:style-name="T25_135">plus</text:span><text:span text:style-name="T25_136"><text:s/></text:span><text:span text:style-name="T25_137">nombreux</text:span><text:span text:style-name="T25_138"><text:s/></text:span><text:span text:style-name="T25_139">et</text:span><text:span text:style-name="T25_140"><text:s/></text:span><text:span text:style-name="T25_141">coriaces</text:span><text:span text:style-name="T25_142">.</text:span></text:p>
      <text:p text:style-name="P26"/>
      <text:p text:style-name="P27"/>
      <text:p text:style-name="P28"><text:span text:style-name="T28_1">Interaction</text:span><text:span text:style-name="T28_2"> :</text:span><text:span text:style-name="T28_3"><text:s text:c="2"/></text:span></text:p>
      <text:p text:style-name="P29"><text:span text:style-name="T29_1">/*</text:span><text:span text:style-name="T29_2">Il</text:span><text:span text:style-name="T29_3"><text:s/></text:span><text:span text:style-name="T29_4">y</text:span><text:span text:style-name="T29_5"><text:s/></text:span><text:span text:style-name="T29_6">a</text:span><text:span text:style-name="T29_7"><text:s/></text:span><text:span text:style-name="T29_8">des</text:span><text:span text:style-name="T29_9"><text:s/></text:span><text:span text:style-name="T29_10">interaction</text:span><text:span text:style-name="T29_11"><text:s/></text:span><text:span text:style-name="T29_12">entre</text:span><text:span text:style-name="T29_13"><text:s/></text:span><text:span text:style-name="T29_14">les</text:span><text:span text:style-name="T29_15"><text:s/></text:span><text:span text:style-name="T29_16">différents</text:span><text:span text:style-name="T29_17"><text:s/></text:span><text:span text:style-name="T29_18">décor</text:span><text:span text:style-name="T29_19"><text:s/></text:span><text:span text:style-name="T29_20">qui</text:span><text:span text:style-name="T29_21"><text:s/></text:span><text:span text:style-name="T29_22">compose</text:span><text:span text:style-name="T29_23"><text:s/></text:span><text:span text:style-name="T29_24">l</text:span><text:span text:style-name="T29_25">'</text:span><text:span text:style-name="T29_26">arène</text:span><text:span text:style-name="T29_27"><text:s/></text:span><text:span text:style-name="T29_28">et</text:span><text:span text:style-name="T29_29"><text:s/></text:span><text:span text:style-name="T29_30">les</text:span><text:span text:style-name="T29_31"><text:s/></text:span><text:span text:style-name="T29_32">vaisseaux</text:span><text:span text:style-name="T29_33"><text:s/>(</text:span><text:span text:style-name="T29_34">blessant</text:span><text:span text:style-name="T29_35"><text:s/></text:span><text:span text:style-name="T29_36">le</text:span><text:span text:style-name="T29_37"><text:s/></text:span><text:span text:style-name="T29_38">vaisseau</text:span><text:span text:style-name="T29_39">)<text:s/>,<text:s/></text:span><text:span text:style-name="T29_40">les</text:span><text:span text:style-name="T29_41"><text:s/></text:span><text:span text:style-name="T29_42">vaisseaux</text:span><text:span text:style-name="T29_43"><text:s/></text:span><text:span text:style-name="T29_44">entre</text:span><text:span text:style-name="T29_45"><text:s/></text:span><text:span text:style-name="T29_46">eux</text:span><text:span text:style-name="T29_47"><text:s/>(</text:span><text:span text:style-name="T29_48">blessant</text:span><text:span text:style-name="T29_49"><text:s/></text:span><text:span text:style-name="T29_50">les</text:span><text:span text:style-name="T29_51"><text:s/></text:span><text:span text:style-name="T29_52">deux</text:span><text:span text:style-name="T29_53"><text:s/></text:span><text:span text:style-name="T29_54">vaisseaux</text:span><text:span text:style-name="T29_55">),<text:s/></text:span><text:span text:style-name="T29_56">les</text:span><text:span text:style-name="T29_57"><text:s/></text:span><text:span text:style-name="T29_58">vaisseaux</text:span><text:span text:style-name="T29_59"><text:s/></text:span><text:span text:style-name="T29_60">et</text:span><text:span text:style-name="T29_61"><text:s/></text:span><text:span text:style-name="T29_62">les</text:span><text:span text:style-name="T29_63"><text:s/></text:span><text:span text:style-name="T29_64">rayons</text:span><text:span text:style-name="T29_65"><text:s/>(</text:span><text:span text:style-name="T29_66">blessant</text:span><text:span text:style-name="T29_67"><text:s/></text:span><text:span text:style-name="T29_68">le</text:span><text:span text:style-name="T29_69"><text:s/></text:span><text:span text:style-name="T29_70">vaisseaux</text:span><text:span text:style-name="T29_71">).</text:span></text:p>
      <text:p text:style-name="P30"><text:span text:style-name="T30_1">Nous</text:span><text:span text:style-name="T30_2"><text:s/></text:span><text:span text:style-name="T30_3">pouvons</text:span><text:span text:style-name="T30_4"><text:s/></text:span><text:span text:style-name="T30_5">imaginer</text:span><text:span text:style-name="T30_6"><text:s/></text:span><text:span text:style-name="T30_7">un</text:span><text:span text:style-name="T30_8"><text:s/></text:span><text:span text:style-name="T30_9">système</text:span><text:span text:style-name="T30_10"><text:s/></text:span><text:span text:style-name="T30_11">d</text:span><text:span text:style-name="T30_12">’</text:span><text:span text:style-name="T30_13">énergie</text:span><text:span text:style-name="T30_14">,<text:s/></text:span><text:span text:style-name="T30_15">les</text:span><text:span text:style-name="T30_16"><text:s/></text:span><text:span text:style-name="T30_17">différents</text:span><text:span text:style-name="T30_18"><text:s/></text:span><text:span text:style-name="T30_19">équipement</text:span><text:span text:style-name="T30_20"><text:s/></text:span><text:span text:style-name="T30_21">utilisera</text:span><text:span text:style-name="T30_22"><text:s/></text:span><text:span text:style-name="T30_23">cette</text:span><text:span text:style-name="T30_24"><text:s/></text:span><text:span text:style-name="T30_25">énergie</text:span><text:span text:style-name="T30_26"> .<text:s/></text:span><text:span text:style-name="T30_27">Comme</text:span><text:span text:style-name="T30_28"><text:s/></text:span><text:span text:style-name="T30_29">équipement</text:span><text:span text:style-name="T30_30"><text:s/></text:span><text:span text:style-name="T30_31">possible</text:span><text:span text:style-name="T30_32">,<text:s/></text:span><text:span text:style-name="T30_33">on</text:span><text:span text:style-name="T30_34"><text:s/></text:span><text:span text:style-name="T30_35">peut</text:span><text:span text:style-name="T30_36"><text:s/></text:span><text:span text:style-name="T30_37">avoir</text:span><text:span text:style-name="T30_38"><text:s text:c="2"/></text:span><text:span text:style-name="T30_39">un</text:span><text:span text:style-name="T30_40"><text:s/></text:span><text:span text:style-name="T30_41">bouclier</text:span><text:span text:style-name="T30_42"><text:s/>,<text:s/></text:span><text:span text:style-name="T30_43">un</text:span><text:span text:style-name="T30_44"><text:s/></text:span><text:span text:style-name="T30_45">système</text:span><text:span text:style-name="T30_46"><text:s/></text:span><text:span text:style-name="T30_47">si</text:span><text:span text:style-name="T30_48"><text:s/></text:span><text:span text:style-name="T30_49">il</text:span><text:span text:style-name="T30_50"><text:s/></text:span><text:span text:style-name="T30_51">y</text:span><text:span text:style-name="T30_52"><text:s/></text:span><text:span text:style-name="T30_53">a</text:span><text:span text:style-name="T30_54"><text:s/></text:span><text:span text:style-name="T30_55">des</text:span><text:span text:style-name="T30_56"><text:s/></text:span><text:span text:style-name="T30_57">allié</text:span><text:span text:style-name="T30_58">,<text:s/></text:span><text:span text:style-name="T30_59">turbo</text:span><text:span text:style-name="T30_60">.</text:span></text:p>
      <text:p text:style-name="P31"><text:span text:style-name="T31_1">On</text:span><text:span text:style-name="T31_2"><text:s/></text:span><text:span text:style-name="T31_3">peut</text:span><text:span text:style-name="T31_4"><text:s/></text:span><text:span text:style-name="T31_5">mettre</text:span><text:span text:style-name="T31_6"><text:s/></text:span><text:span text:style-name="T31_7">des</text:span><text:span text:style-name="T31_8"><text:s/></text:span><text:span text:style-name="T31_9">objets</text:span><text:span text:style-name="T31_10"><text:s/></text:span><text:span text:style-name="T31_11">connectable</text:span><text:span text:style-name="T31_12"><text:s/>,<text:s/></text:span><text:span text:style-name="T31_13">soit</text:span><text:span text:style-name="T31_14"><text:s/></text:span><text:span text:style-name="T31_15">pour</text:span><text:span text:style-name="T31_16"><text:s/></text:span><text:span text:style-name="T31_17">pouvoir</text:span><text:span text:style-name="T31_18"><text:s/></text:span><text:span text:style-name="T31_19">upgrader</text:span><text:span text:style-name="T31_20"><text:s/></text:span><text:span text:style-name="T31_21">son</text:span><text:span text:style-name="T31_22"><text:s/></text:span><text:span text:style-name="T31_23">vaisseau</text:span><text:span text:style-name="T31_24"><text:s/></text:span><text:span text:style-name="T31_25">entre</text:span><text:span text:style-name="T31_26"><text:s/></text:span><text:span text:style-name="T31_27">deux</text:span><text:span text:style-name="T31_28"><text:s/></text:span><text:span text:style-name="T31_29">mission</text:span><text:span text:style-name="T31_30"><text:s/>,<text:s/></text:span><text:span text:style-name="T31_31">soit</text:span><text:span text:style-name="T31_32"><text:s/></text:span><text:span text:style-name="T31_33">pour</text:span><text:span text:style-name="T31_34"><text:s/></text:span><text:span text:style-name="T31_35">donner</text:span><text:span text:style-name="T31_36"><text:s/></text:span><text:span text:style-name="T31_37">un</text:span><text:span text:style-name="T31_38"><text:s/></text:span><text:span text:style-name="T31_39">boost</text:span><text:span text:style-name="T31_40"><text:s/></text:span><text:span text:style-name="T31_41">durant</text:span><text:span text:style-name="T31_42"><text:s/></text:span><text:span text:style-name="T31_43">le</text:span><text:span text:style-name="T31_44"><text:s/></text:span><text:span text:style-name="T31_45">stage</text:span><text:span text:style-name="T31_46">.</text:span></text:p>
      <text:p text:style-name="P32"><text:span text:style-name="T32_1">Nous</text:span><text:span text:style-name="T32_2"><text:s/></text:span><text:span text:style-name="T32_3">pouvons</text:span><text:span text:style-name="T32_4"><text:s/></text:span><text:span text:style-name="T32_5">imaginer</text:span><text:span text:style-name="T32_6"><text:s/></text:span><text:span text:style-name="T32_7">une</text:span><text:span text:style-name="T32_8"><text:s/></text:span><text:span text:style-name="T32_9">possible</text:span><text:span text:style-name="T32_10"><text:s/></text:span><text:span text:style-name="T32_11">interaction</text:span><text:span text:style-name="T32_12"><text:s/></text:span><text:span text:style-name="T32_13">entre</text:span><text:span text:style-name="T32_14"><text:s/></text:span><text:span text:style-name="T32_15">des</text:span><text:span text:style-name="T32_16"><text:s/></text:span><text:span text:style-name="T32_17">vaisseau</text:span><text:span text:style-name="T32_18"><text:s/></text:span><text:span text:style-name="T32_19">allié</text:span><text:span text:style-name="T32_20"><text:s/></text:span><text:span text:style-name="T32_21">pour</text:span><text:span text:style-name="T32_22"><text:s/></text:span><text:span text:style-name="T32_23">partager</text:span><text:span text:style-name="T32_24"><text:s/></text:span><text:span text:style-name="T32_25">l</text:span><text:span text:style-name="T32_26">'</text:span><text:span text:style-name="T32_27">énergie</text:span><text:span text:style-name="T32_28">,<text:s/></text:span><text:span text:style-name="T32_29">munitions</text:span><text:span text:style-name="T32_30">,<text:s/></text:span><text:span text:style-name="T32_31">ou</text:span><text:span text:style-name="T32_32"><text:s/></text:span><text:span text:style-name="T32_33">pièce</text:span><text:span text:style-name="T32_34"><text:s/></text:span><text:span text:style-name="T32_35">d</text:span><text:span text:style-name="T32_36">'</text:span><text:span text:style-name="T32_37">équipement</text:span><text:span text:style-name="T32_38">.*/</text:span></text:p>
      <text:p text:style-name="P33"/>
      <text:p text:style-name="P34"><text:span text:style-name="T34_1">Je</text:span><text:span text:style-name="T34_2"><text:s/></text:span><text:span text:style-name="T34_3">joueur</text:span><text:span text:style-name="T34_4"><text:s/></text:span><text:span text:style-name="T34_5">peut</text:span><text:span text:style-name="T34_6"><text:s/></text:span><text:span text:style-name="T34_7">interagir</text:span><text:span text:style-name="T34_8"><text:s/></text:span><text:span text:style-name="T34_9">avec</text:span><text:span text:style-name="T34_10"><text:s/></text:span><text:span text:style-name="T34_11">les</text:span><text:span text:style-name="T34_12"><text:s/></text:span><text:span text:style-name="T34_13">autre</text:span><text:span text:style-name="T34_14"><text:s/></text:span><text:span text:style-name="T34_15">vaisseaux</text:span><text:span text:style-name="T34_16">,<text:s/></text:span><text:span text:style-name="T34_17">les</text:span><text:span text:style-name="T34_18"><text:s/></text:span><text:span text:style-name="T34_19">attaquer</text:span><text:span text:style-name="T34_20"><text:s/>(</text:span><text:span text:style-name="T34_21">aux</text:span><text:span text:style-name="T34_22"><text:s/></text:span><text:span text:style-name="T34_23">laser</text:span><text:span text:style-name="T34_24"><text:s/></text:span><text:span text:style-name="T34_25">ou</text:span><text:span text:style-name="T34_26"><text:s/></text:span><text:span text:style-name="T34_27">en</text:span><text:span text:style-name="T34_28"><text:s/></text:span><text:span text:style-name="T34_29">les</text:span><text:span text:style-name="T34_30"><text:s/></text:span><text:span text:style-name="T34_31">percutant</text:span><text:span text:style-name="T34_32">),<text:s/></text:span><text:span text:style-name="T34_33">négocier</text:span><text:span text:style-name="T34_34"><text:s/></text:span><text:span text:style-name="T34_35">une</text:span><text:span text:style-name="T34_36"><text:s/></text:span><text:span text:style-name="T34_37">alliance</text:span><text:span text:style-name="T34_38">,<text:s/></text:span><text:span text:style-name="T34_39">se</text:span><text:span text:style-name="T34_40"><text:s/></text:span><text:span text:style-name="T34_41">coordonner</text:span><text:span text:style-name="T34_42"><text:s/></text:span><text:span text:style-name="T34_43">avec</text:span><text:span text:style-name="T34_44"><text:s/></text:span><text:span text:style-name="T34_45">ces</text:span><text:span text:style-name="T34_46"><text:s/></text:span><text:span text:style-name="T34_47">alliés</text:span><text:span text:style-name="T34_48"><text:s/></text:span><text:span text:style-name="T34_49">et</text:span><text:span text:style-name="T34_50"><text:s/></text:span><text:span text:style-name="T34_51">échanger</text:span><text:span text:style-name="T34_52"><text:s/></text:span><text:span text:style-name="T34_53">matériaux</text:span><text:span text:style-name="T34_54">,<text:s/></text:span><text:span text:style-name="T34_55">équipement</text:span><text:span text:style-name="T34_56"><text:s/></text:span><text:span text:style-name="T34_57">ou</text:span><text:span text:style-name="T34_58"><text:s/></text:span><text:span text:style-name="T34_59">énergie</text:span><text:span text:style-name="T34_60">.</text:span></text:p>
      <text:p text:style-name="P35"><text:span text:style-name="T35_1">Il</text:span><text:span text:style-name="T35_2"><text:s/></text:span><text:span text:style-name="T35_3">peut</text:span><text:span text:style-name="T35_4"><text:s/></text:span><text:span text:style-name="T35_5">aussi</text:span><text:span text:style-name="T35_6"><text:s/></text:span><text:span text:style-name="T35_7">interagir</text:span><text:span text:style-name="T35_8"><text:s/></text:span><text:span text:style-name="T35_9">avec</text:span><text:span text:style-name="T35_10"><text:s/></text:span><text:span text:style-name="T35_11">le</text:span><text:span text:style-name="T35_12"><text:s/></text:span><text:span text:style-name="T35_13">décor</text:span><text:span text:style-name="T35_14">,<text:s/></text:span><text:span text:style-name="T35_15">il</text:span><text:span text:style-name="T35_16"><text:s/></text:span><text:span text:style-name="T35_17">se</text:span><text:span text:style-name="T35_18"><text:s/></text:span><text:span text:style-name="T35_19">déplace</text:span><text:span text:style-name="T35_20"><text:s/></text:span><text:span text:style-name="T35_21">dans</text:span><text:span text:style-name="T35_22"><text:s/></text:span><text:span text:style-name="T35_23">l</text:span><text:span text:style-name="T35_24">'</text:span><text:span text:style-name="T35_25">espace</text:span><text:span text:style-name="T35_26">,<text:s/></text:span><text:span text:style-name="T35_27">peut</text:span><text:span text:style-name="T35_28"><text:s/></text:span><text:span text:style-name="T35_29">faire</text:span><text:span text:style-name="T35_30"><text:s/></text:span><text:span text:style-name="T35_31">varier</text:span><text:span text:style-name="T35_32"><text:s/></text:span><text:span text:style-name="T35_33">sa</text:span><text:span text:style-name="T35_34"><text:s/></text:span><text:span text:style-name="T35_35">vitesse</text:span><text:span text:style-name="T35_36">,<text:s/></text:span><text:span text:style-name="T35_37">percuter</text:span><text:span text:style-name="T35_38"><text:s/></text:span><text:span text:style-name="T35_39">ou</text:span><text:span text:style-name="T35_40"><text:s/></text:span><text:span text:style-name="T35_41">détruire</text:span><text:span text:style-name="T35_42"><text:s/></text:span><text:span text:style-name="T35_43">un</text:span><text:span text:style-name="T35_44"><text:s/></text:span><text:span text:style-name="T35_45">obstacle</text:span><text:span text:style-name="T35_46">,<text:s/></text:span><text:span text:style-name="T35_47">voir</text:span><text:span text:style-name="T35_48"><text:s/></text:span><text:span text:style-name="T35_49">à</text:span><text:span text:style-name="T35_50"><text:s/></text:span><text:span text:style-name="T35_51">travers</text:span><text:span text:style-name="T35_52"><text:s/>(</text:span><text:span text:style-name="T35_53">en</text:span><text:span text:style-name="T35_54"><text:s/></text:span><text:span text:style-name="T35_55">fonction</text:span><text:span text:style-name="T35_56"><text:s/></text:span><text:span text:style-name="T35_57">des</text:span><text:span text:style-name="T35_58"><text:s/></text:span><text:span text:style-name="T35_59">équipement</text:span><text:span text:style-name="T35_60"><text:s/></text:span><text:span text:style-name="T35_61">et</text:span><text:span text:style-name="T35_62"><text:s/></text:span><text:span text:style-name="T35_63">des</text:span><text:span text:style-name="T35_64"><text:s/></text:span><text:span text:style-name="T35_65">alliés</text:span><text:span text:style-name="T35_66"><text:s/></text:span><text:span text:style-name="T35_67">qu</text:span><text:span text:style-name="T35_68">'</text:span><text:span text:style-name="T35_69">il</text:span><text:span text:style-name="T35_70"><text:s/></text:span><text:span text:style-name="T35_71">possède</text:span><text:span text:style-name="T35_72">)<text:s/></text:span><text:span text:style-name="T35_73">et</text:span><text:span text:style-name="T35_74"><text:s/></text:span><text:span text:style-name="T35_75">récolter</text:span><text:span text:style-name="T35_76"><text:s/></text:span><text:span text:style-name="T35_77">des</text:span><text:span text:style-name="T35_78"><text:s/></text:span><text:span text:style-name="T35_79">matériaux</text:span><text:span text:style-name="T35_80">.</text:span></text:p>
      <text:p text:style-name="P36"><text:span text:style-name="T36_1">Le</text:span><text:span text:style-name="T36_2"><text:s/></text:span><text:span text:style-name="T36_3">joueur</text:span><text:span text:style-name="T36_4"><text:s/></text:span><text:span text:style-name="T36_5">interagira</text:span><text:span text:style-name="T36_6"><text:s/></text:span><text:span text:style-name="T36_7">avec</text:span><text:span text:style-name="T36_8"><text:s/></text:span><text:span text:style-name="T36_9">son</text:span><text:span text:style-name="T36_10"><text:s/></text:span><text:span text:style-name="T36_11">vaisseau</text:span><text:span text:style-name="T36_12">,<text:s/></text:span><text:span text:style-name="T36_13">pour</text:span><text:span text:style-name="T36_14"><text:s/></text:span><text:span text:style-name="T36_15">l</text:span><text:span text:style-name="T36_16">'</text:span><text:span text:style-name="T36_17">améliorer</text:span><text:span text:style-name="T36_18">,<text:s/></text:span><text:span text:style-name="T36_19">créer</text:span><text:span text:style-name="T36_20"><text:s/></text:span><text:span text:style-name="T36_21">ou</text:span><text:span text:style-name="T36_22"><text:s/></text:span><text:span text:style-name="T36_23">acheter</text:span><text:span text:style-name="T36_24"><text:s/></text:span><text:span text:style-name="T36_25">des</text:span><text:span text:style-name="T36_26"><text:s/></text:span><text:span text:style-name="T36_27">équipements</text:span><text:span text:style-name="T36_28">,<text:s/></text:span><text:span text:style-name="T36_29">et</text:span><text:span text:style-name="T36_30"><text:s/></text:span><text:span text:style-name="T36_31">gérer</text:span><text:span text:style-name="T36_32"><text:s text:c="2"/></text:span><text:span text:style-name="T36_33">la</text:span><text:span text:style-name="T36_34"><text:s/></text:span><text:span text:style-name="T36_35">distribution</text:span><text:span text:style-name="T36_36"><text:s/></text:span><text:span text:style-name="T36_37">de</text:span><text:span text:style-name="T36_38"><text:s/></text:span><text:span text:style-name="T36_39">son</text:span><text:span text:style-name="T36_40"><text:s/></text:span><text:span text:style-name="T36_41">énergie</text:span><text:span text:style-name="T36_42">.</text:span></text:p>
      <text:p text:style-name="P37"/>
      <text:p text:style-name="P38"/>
      <text:p text:style-name="P39"><text:span text:style-name="T39_1">Comportement</text:span><text:span text:style-name="T39_2"><text:s/></text:span><text:span text:style-name="T39_3">de</text:span><text:span text:style-name="T39_4"><text:s/></text:span><text:span text:style-name="T39_5">l</text:span><text:span text:style-name="T39_6">'</text:span><text:span text:style-name="T39_7">IA</text:span><text:span text:style-name="T39_8">:</text:span></text:p>
      <text:p text:style-name="P40"><text:span text:style-name="T40_1">L</text:span><text:span text:style-name="T40_2">'</text:span><text:span text:style-name="T40_3">ia</text:span><text:span text:style-name="T40_4"><text:s/></text:span><text:span text:style-name="T40_5">peut</text:span><text:span text:style-name="T40_6"><text:s/></text:span><text:span text:style-name="T40_7">dans</text:span><text:span text:style-name="T40_8"><text:s/></text:span><text:span text:style-name="T40_9">un</text:span><text:span text:style-name="T40_10"><text:s/></text:span><text:span text:style-name="T40_11">premier</text:span><text:span text:style-name="T40_12"><text:s/></text:span><text:span text:style-name="T40_13">temps</text:span><text:span text:style-name="T40_14"><text:s/></text:span><text:span text:style-name="T40_15">être</text:span><text:span text:style-name="T40_16"><text:s/></text:span><text:span text:style-name="T40_17">un</text:span><text:span text:style-name="T40_18"><text:s/></text:span><text:span text:style-name="T40_19">agent</text:span><text:span text:style-name="T40_20"><text:s/></text:span><text:span text:style-name="T40_21">réactif</text:span><text:span text:style-name="T40_22"><text:s/></text:span><text:span text:style-name="T40_23">suivant</text:span><text:span text:style-name="T40_24"><text:s/></text:span><text:span text:style-name="T40_25">des</text:span><text:span text:style-name="T40_26"><text:s/></text:span><text:span text:style-name="T40_27">règles</text:span><text:span text:style-name="T40_28"><text:s/></text:span><text:span text:style-name="T40_29">simple</text:span><text:span text:style-name="T40_30"> :</text:span></text:p>
      <text:p text:style-name="P41"><text:span text:style-name="T41_1">-</text:span><text:span text:style-name="T41_2">si</text:span><text:span text:style-name="T41_3"><text:s/></text:span><text:span text:style-name="T41_4">l</text:span><text:span text:style-name="T41_5">'</text:span><text:span text:style-name="T41_6">adversaire</text:span><text:span text:style-name="T41_7"><text:s/></text:span><text:span text:style-name="T41_8">est</text:span><text:span text:style-name="T41_9"><text:s/></text:span><text:span text:style-name="T41_10">derrière</text:span><text:span text:style-name="T41_11"><text:s/></text:span><text:span text:style-name="T41_12">lui</text:span><text:span text:style-name="T41_13"><text:s/>,<text:s/></text:span><text:span text:style-name="T41_14">tenter</text:span><text:span text:style-name="T41_15"><text:s/></text:span><text:span text:style-name="T41_16">d</text:span><text:span text:style-name="T41_17">'</text:span><text:span text:style-name="T41_18">aller</text:span><text:span text:style-name="T41_19"><text:s/></text:span><text:span text:style-name="T41_20">derrière</text:span><text:span text:style-name="T41_21"><text:s/></text:span><text:span text:style-name="T41_22">l</text:span><text:span text:style-name="T41_23">’</text:span><text:span text:style-name="T41_24">adversaire</text:span><text:span text:style-name="T41_25">.</text:span></text:p>
      <text:p text:style-name="P42"><text:span text:style-name="T42_1">-</text:span><text:span text:style-name="T42_2">si</text:span><text:span text:style-name="T42_3"><text:s/></text:span><text:span text:style-name="T42_4">l</text:span><text:span text:style-name="T42_5">'</text:span><text:span text:style-name="T42_6">adversaire</text:span><text:span text:style-name="T42_7"><text:s/></text:span><text:span text:style-name="T42_8">est</text:span><text:span text:style-name="T42_9"><text:s/></text:span><text:span text:style-name="T42_10">devant</text:span><text:span text:style-name="T42_11">,<text:s/></text:span><text:span text:style-name="T42_12">tenter</text:span><text:span text:style-name="T42_13"><text:s/></text:span><text:span text:style-name="T42_14">de</text:span><text:span text:style-name="T42_15"><text:s/></text:span><text:span text:style-name="T42_16">viser</text:span><text:span text:style-name="T42_17"><text:s/></text:span><text:span text:style-name="T42_18">l</text:span><text:span text:style-name="T42_19">’</text:span><text:span text:style-name="T42_20">adversaire</text:span><text:span text:style-name="T42_21">.</text:span></text:p>
      <text:p text:style-name="P43"><text:span text:style-name="T43_1">-</text:span><text:span text:style-name="T43_2">si</text:span><text:span text:style-name="T43_3"><text:s/></text:span><text:span text:style-name="T43_4">l</text:span><text:span text:style-name="T43_5">'</text:span><text:span text:style-name="T43_6">adversaire</text:span><text:span text:style-name="T43_7"><text:s/></text:span><text:span text:style-name="T43_8">peut</text:span><text:span text:style-name="T43_9"><text:s/></text:span><text:span text:style-name="T43_10">être</text:span><text:span text:style-name="T43_11"><text:s/></text:span><text:span text:style-name="T43_12">touché</text:span><text:span text:style-name="T43_13">,<text:s/></text:span><text:span text:style-name="T43_14">tirer</text:span><text:span text:style-name="T43_15"><text:s/></text:span><text:span text:style-name="T43_16">sur</text:span><text:span text:style-name="T43_17"><text:s/></text:span><text:span text:style-name="T43_18">l</text:span><text:span text:style-name="T43_19">'</text:span><text:span text:style-name="T43_20">adversaire</text:span><text:span text:style-name="T43_21">.</text:span></text:p>
      <text:p text:style-name="P44"/>
      <text:p text:style-name="P45"><text:span text:style-name="T45_1">Nous</text:span><text:span text:style-name="T45_2"><text:s/></text:span><text:span text:style-name="T45_3">pouvons</text:span><text:span text:style-name="T45_4"><text:s/></text:span><text:span text:style-name="T45_5">imaginer</text:span><text:span text:style-name="T45_6"><text:s/></text:span><text:span text:style-name="T45_7">d</text:span><text:span text:style-name="T45_8">'</text:span><text:span text:style-name="T45_9">autre</text:span><text:span text:style-name="T45_10"><text:s/></text:span><text:span text:style-name="T45_11">types</text:span><text:span text:style-name="T45_12"><text:s/></text:span><text:span text:style-name="T45_13">d</text:span><text:span text:style-name="T45_14">'</text:span><text:span text:style-name="T45_15">IA</text:span><text:span text:style-name="T45_16">,<text:s/></text:span><text:span text:style-name="T45_17">soit</text:span><text:span text:style-name="T45_18"><text:s/></text:span><text:span text:style-name="T45_19">réactif</text:span><text:span text:style-name="T45_20">,<text:s/></text:span><text:span text:style-name="T45_21">avec</text:span><text:span text:style-name="T45_22"><text:s/></text:span><text:span text:style-name="T45_23">des</text:span><text:span text:style-name="T45_24"><text:s/></text:span><text:span text:style-name="T45_25">règles</text:span><text:span text:style-name="T45_26"><text:s/></text:span><text:span text:style-name="T45_27">plus</text:span><text:span text:style-name="T45_28"><text:s/></text:span><text:span text:style-name="T45_29">intelligentes</text:span><text:span text:style-name="T45_30"><text:s/></text:span><text:span text:style-name="T45_31">et</text:span><text:span text:style-name="T45_32"><text:s/></text:span><text:span text:style-name="T45_33">mieux</text:span><text:span text:style-name="T45_34"><text:s/></text:span><text:span text:style-name="T45_35">construites</text:span><text:span text:style-name="T45_36">,<text:s/></text:span><text:span text:style-name="T45_37">soit</text:span><text:span text:style-name="T45_38"><text:s/></text:span><text:span text:style-name="T45_39">cognitif</text:span><text:span text:style-name="T45_40">,<text:s/></text:span><text:span text:style-name="T45_41">élaborant</text:span><text:span text:style-name="T45_42"><text:s/></text:span><text:span text:style-name="T45_43">des</text:span><text:span text:style-name="T45_44"><text:s/></text:span><text:span text:style-name="T45_45">plans</text:span><text:span text:style-name="T45_46"><text:s/></text:span><text:span text:style-name="T45_47">afin</text:span><text:span text:style-name="T45_48"><text:s/></text:span><text:span text:style-name="T45_49">de</text:span><text:span text:style-name="T45_50"><text:s/></text:span><text:span text:style-name="T45_51">piégé</text:span><text:span text:style-name="T45_52"><text:s/></text:span><text:span text:style-name="T45_53">son</text:span><text:span text:style-name="T45_54"><text:s/></text:span><text:span text:style-name="T45_55">adversaire</text:span><text:span text:style-name="T45_56">.</text:span></text:p>
      <text:p text:style-name="P46"/>
      <text:p text:style-name="P47"/>
      <text:p text:style-name="P48"/>
      <text:p text:style-name="P49"><text:span text:style-name="T49_1">Objectif</text:span><text:span text:style-name="T49_2"><text:s/></text:span><text:span text:style-name="T49_3">minimum</text:span><text:span text:style-name="T49_4"> :</text:span><text:span text:style-name="T49_5"><text:s text:c="2"/></text:span><text:span text:style-name="T49_6">Créer</text:span><text:span text:style-name="T49_7"><text:s/></text:span><text:span text:style-name="T49_8">un</text:span><text:span text:style-name="T49_9"><text:s/></text:span><text:span text:style-name="T49_10">arène</text:span><text:span text:style-name="T49_11"><text:s/></text:span><text:span text:style-name="T49_12">simple</text:span><text:span text:style-name="T49_13">,<text:s/></text:span><text:span text:style-name="T49_14">de</text:span><text:span text:style-name="T49_15"><text:s/></text:span><text:span text:style-name="T49_16">petite</text:span><text:span text:style-name="T49_17"><text:s/></text:span><text:span text:style-name="T49_18">taille</text:span><text:span text:style-name="T49_19"><text:s/>,</text:span><text:span text:style-name="T49_20">avec</text:span><text:span text:style-name="T49_21"><text:s/></text:span><text:span text:style-name="T49_22">un</text:span><text:span text:style-name="T49_23"><text:s/></text:span><text:span text:style-name="T49_24">fond</text:span><text:span text:style-name="T49_25"><text:s/></text:span><text:span text:style-name="T49_26">étoilé</text:span><text:span text:style-name="T49_27"><text:s/></text:span><text:span text:style-name="T49_28">qui</text:span><text:span text:style-name="T49_29"><text:s/></text:span><text:span text:style-name="T49_30">permet</text:span><text:span text:style-name="T49_31"><text:s/></text:span><text:span text:style-name="T49_32">de</text:span><text:span text:style-name="T49_33"><text:s/></text:span><text:span text:style-name="T49_34">simuler</text:span><text:span text:style-name="T49_35"><text:s/></text:span><text:span text:style-name="T49_36">la</text:span><text:span text:style-name="T49_37"><text:s/></text:span><text:span text:style-name="T49_38">sensation</text:span><text:span text:style-name="T49_39"><text:s/></text:span><text:span text:style-name="T49_40">de</text:span><text:span text:style-name="T49_41"><text:s/></text:span><text:span text:style-name="T49_42">déplacement</text:span><text:span text:style-name="T49_43">.<text:s text:c="2"/></text:span><text:span text:style-name="T49_44">Quelque</text:span><text:span text:style-name="T49_45"><text:s/></text:span><text:span text:style-name="T49_46">objet</text:span><text:span text:style-name="T49_47"><text:s/></text:span><text:span text:style-name="T49_48">inerte</text:span><text:span text:style-name="T49_49"><text:s/>(<text:s/></text:span><text:span text:style-name="T49_50">astéroïdes</text:span><text:span text:style-name="T49_51">).<text:s/></text:span><text:span text:style-name="T49_52">Vu</text:span><text:span text:style-name="T49_53"><text:s/></text:span><text:span text:style-name="T49_54">en</text:span><text:span text:style-name="T49_55"><text:s/></text:span><text:span text:style-name="T49_56">première</text:span><text:span text:style-name="T49_57"><text:s/></text:span><text:span text:style-name="T49_58">personnes</text:span><text:span text:style-name="T49_59">,<text:s/></text:span><text:span text:style-name="T49_60">avec</text:span><text:span text:style-name="T49_61"><text:s/></text:span><text:span text:style-name="T49_62">un</text:span><text:span text:style-name="T49_63"><text:s/></text:span><text:span text:style-name="T49_64">tableau</text:span><text:span text:style-name="T49_65"><text:s/></text:span><text:span text:style-name="T49_66">de</text:span><text:span text:style-name="T49_67"><text:s/></text:span><text:span text:style-name="T49_68">bords</text:span><text:span text:style-name="T49_69"><text:s/></text:span><text:span text:style-name="T49_70">minimaliste</text:span><text:span text:style-name="T49_71"><text:s/>.<text:s/></text:span><text:span text:style-name="T49_72">Créer</text:span><text:span text:style-name="T49_73"><text:s/></text:span><text:span text:style-name="T49_74">un</text:span><text:span text:style-name="T49_75"><text:s/></text:span><text:span text:style-name="T49_76">adversaire</text:span><text:span text:style-name="T49_77"><text:s/></text:span><text:span text:style-name="T49_78">avec</text:span><text:span text:style-name="T49_79"><text:s/></text:span><text:span text:style-name="T49_80">une</text:span><text:span text:style-name="T49_81"><text:s/></text:span><text:span text:style-name="T49_82">IA</text:span><text:span text:style-name="T49_83"><text:s/></text:span><text:span text:style-name="T49_84">réactif</text:span><text:span text:style-name="T49_85"><text:s/></text:span><text:span text:style-name="T49_86">de</text:span><text:span text:style-name="T49_87"><text:s/></text:span><text:span text:style-name="T49_88">base</text:span><text:span text:style-name="T49_89"><text:s/></text:span><text:span text:style-name="T49_90">et</text:span><text:span text:style-name="T49_91"><text:s/></text:span><text:span text:style-name="T49_92">mettre</text:span><text:span text:style-name="T49_93"><text:s/></text:span><text:span text:style-name="T49_94">en</text:span><text:span text:style-name="T49_95"><text:s/></text:span><text:span text:style-name="T49_96">œuvre</text:span><text:span text:style-name="T49_97"><text:s/></text:span><text:span text:style-name="T49_98">toute</text:span><text:span text:style-name="T49_99"><text:s/></text:span><text:span text:style-name="T49_100">les</text:span><text:span text:style-name="T49_101"><text:s/></text:span><text:span text:style-name="T49_102">interactions</text:span><text:span text:style-name="T49_103"><text:s/></text:span><text:span text:style-name="T49_104">de</text:span><text:span text:style-name="T49_105"><text:s/></text:span><text:span text:style-name="T49_106">déplacement</text:span><text:span text:style-name="T49_107"><text:s/></text:span><text:span text:style-name="T49_108">et</text:span><text:span text:style-name="T49_109"><text:s/></text:span><text:span text:style-name="T49_110">d</text:span><text:span text:style-name="T49_111">'</text:span><text:span text:style-name="T49_112">attaque</text:span><text:span text:style-name="T49_113">.</text:span></text:p>
      <text:p text:style-name="P50"/>
      <text:p text:style-name="P51"><text:span text:style-name="T51_1">Objectif</text:span><text:span text:style-name="T51_2"><text:s/></text:span><text:span text:style-name="T51_3">moyen</text:span><text:span text:style-name="T51_4"> :</text:span><text:span text:style-name="T51_5"><text:s text:c="2"/></text:span><text:span text:style-name="T51_6">Créer</text:span><text:span text:style-name="T51_7"><text:s/></text:span><text:span text:style-name="T51_8">des</text:span><text:span text:style-name="T51_9"><text:s/></text:span><text:span text:style-name="T51_10">arènes</text:span><text:span text:style-name="T51_11"><text:s/></text:span><text:span text:style-name="T51_12">plus</text:span><text:span text:style-name="T51_13"><text:s/></text:span><text:span text:style-name="T51_14">complexes</text:span><text:span text:style-name="T51_15">,<text:s/></text:span><text:span text:style-name="T51_16">plus</text:span><text:span text:style-name="T51_17"><text:s/></text:span><text:span text:style-name="T51_18">grande</text:span><text:span text:style-name="T51_19">.<text:s text:c="2"/></text:span><text:span text:style-name="T51_20">Créer</text:span><text:span text:style-name="T51_21"><text:s/></text:span><text:span text:style-name="T51_22">une</text:span><text:span text:style-name="T51_23"><text:s/></text:span><text:span text:style-name="T51_24">grande</text:span><text:span text:style-name="T51_25"><text:s/></text:span><text:span text:style-name="T51_26">diversité</text:span><text:span text:style-name="T51_27"><text:s/></text:span><text:span text:style-name="T51_28">d</text:span><text:span text:style-name="T51_29">'</text:span><text:span text:style-name="T51_30">objet</text:span><text:span text:style-name="T51_31">,<text:s/></text:span><text:span text:style-name="T51_32">des</text:span><text:span text:style-name="T51_33"><text:s/></text:span><text:span text:style-name="T51_34">vaisseaux</text:span><text:span text:style-name="T51_35"><text:s/></text:span><text:span text:style-name="T51_36">avec</text:span><text:span text:style-name="T51_37"><text:s/></text:span><text:span text:style-name="T51_38">des</text:span><text:span text:style-name="T51_39"><text:s/></text:span><text:span text:style-name="T51_40">caractéristiques</text:span><text:span text:style-name="T51_41"><text:s/></text:span><text:span text:style-name="T51_42">différentes</text:span><text:span text:style-name="T51_43"><text:s/>(<text:s/></text:span><text:span text:style-name="T51_44">vitesse</text:span><text:span text:style-name="T51_45">,<text:s/></text:span><text:span text:style-name="T51_46">vitesse</text:span><text:span text:style-name="T51_47"><text:s/></text:span><text:span text:style-name="T51_48">de</text:span><text:span text:style-name="T51_49"><text:s/></text:span><text:span text:style-name="T51_50">rotation</text:span><text:span text:style-name="T51_51">,<text:s/></text:span><text:span text:style-name="T51_52">force</text:span><text:span text:style-name="T51_53"><text:s/></text:span><text:span text:style-name="T51_54">de</text:span><text:span text:style-name="T51_55"><text:s/></text:span><text:span text:style-name="T51_56">frappe</text:span><text:span text:style-name="T51_57">,<text:s/></text:span><text:span text:style-name="T51_58">visuel</text:span><text:span text:style-name="T51_59"><text:s/></text:span><text:span text:style-name="T51_60">de</text:span><text:span text:style-name="T51_61"><text:s/></text:span><text:span text:style-name="T51_62">vaisseau</text:span><text:span text:style-name="T51_63">)<text:s/>.<text:s/></text:span><text:span text:style-name="T51_64">Ajouté</text:span><text:span text:style-name="T51_65"><text:s/></text:span><text:span text:style-name="T51_66">de</text:span><text:span text:style-name="T51_67"><text:s/></text:span><text:span text:style-name="T51_68">nouvelles</text:span><text:span text:style-name="T51_69"><text:s/></text:span><text:span text:style-name="T51_70">caractéristique</text:span><text:span text:style-name="T51_71">/</text:span><text:span text:style-name="T51_72">équipements</text:span><text:span text:style-name="T51_73"><text:s/>(<text:s/></text:span><text:span text:style-name="T51_74">bouclier</text:span><text:span text:style-name="T51_75">,<text:s/></text:span><text:span text:style-name="T51_76">turbo</text:span><text:span text:style-name="T51_77">,<text:s/></text:span><text:span text:style-name="T51_78">attaque</text:span><text:span text:style-name="T51_79"><text:s/></text:span><text:span text:style-name="T51_80">spéciale</text:span><text:span text:style-name="T51_81">,<text:s/></text:span><text:span text:style-name="T51_82">etc</text:span><text:span text:style-name="T51_83">).<text:s/></text:span><text:span text:style-name="T51_84">Mettre</text:span><text:span text:style-name="T51_85"><text:s/></text:span><text:span text:style-name="T51_86">en</text:span><text:span text:style-name="T51_87"><text:s/></text:span><text:span text:style-name="T51_88">œuvre</text:span><text:span text:style-name="T51_89"><text:s/></text:span><text:span text:style-name="T51_90">les</text:span><text:span text:style-name="T51_91"><text:s/></text:span><text:span text:style-name="T51_92">interaction</text:span><text:span text:style-name="T51_93">s</text:span><text:span text:style-name="T51_94"><text:s/></text:span><text:span text:style-name="T51_95">d</text:span><text:span text:style-name="T51_96">'</text:span><text:span text:style-name="T51_97">amélioration</text:span><text:span text:style-name="T51_98"><text:s/></text:span><text:span text:style-name="T51_99">et</text:span><text:span text:style-name="T51_100"><text:s/></text:span><text:span text:style-name="T51_101">de</text:span><text:span text:style-name="T51_102"><text:s/></text:span><text:span text:style-name="T51_103">gestion</text:span><text:span text:style-name="T51_104"><text:s/></text:span><text:span text:style-name="T51_105">du</text:span><text:span text:style-name="T51_106"><text:s/></text:span><text:span text:style-name="T51_107">vaisseau</text:span><text:span text:style-name="T51_108"><text:s/></text:span><text:span text:style-name="T51_109">et</text:span><text:span text:style-name="T51_110"><text:s/></text:span><text:span text:style-name="T51_111">celles</text:span><text:span text:style-name="T51_112"><text:s/></text:span><text:span text:style-name="T51_113">de</text:span><text:span text:style-name="T51_114"><text:s/></text:span><text:span text:style-name="T51_115">récolte</text:span><text:span text:style-name="T51_116">.</text:span></text:p>
      <text:p text:style-name="P52"/>
      <text:p text:style-name="P53"><text:span text:style-name="T53_1">Objectif</text:span><text:span text:style-name="T53_2"><text:s/></text:span><text:span text:style-name="T53_3">maximum</text:span><text:span text:style-name="T53_4"> :</text:span><text:span text:style-name="T53_5"><text:s text:c="2"/></text:span><text:span text:style-name="T53_6">Gestion</text:span><text:span text:style-name="T53_7"><text:s/></text:span><text:span text:style-name="T53_8">des</text:span><text:span text:style-name="T53_9"><text:s/></text:span><text:span text:style-name="T53_10">alliés</text:span><text:span text:style-name="T53_11">,<text:s/></text:span><text:span text:style-name="T53_12">interaction</text:span><text:span text:style-name="T53_13"><text:s/></text:span><text:span text:style-name="T53_14">de</text:span><text:span text:style-name="T53_15"><text:s/></text:span><text:span text:style-name="T53_16">négociation</text:span><text:span text:style-name="T53_17"><text:s/></text:span><text:span text:style-name="T53_18">et</text:span><text:span text:style-name="T53_19"><text:s/></text:span><text:span text:style-name="T53_20">de</text:span><text:span text:style-name="T53_21"><text:s/></text:span><text:span text:style-name="T53_22">coopération</text:span><text:span text:style-name="T53_23">.<text:s/></text:span><text:span text:style-name="T53_24">Augmentation</text:span><text:span text:style-name="T53_25"><text:s/></text:span><text:span text:style-name="T53_26">de</text:span><text:span text:style-name="T53_27"><text:s/></text:span><text:span text:style-name="T53_28">la</text:span><text:span text:style-name="T53_29"><text:s/></text:span><text:span text:style-name="T53_30">difficultés</text:span><text:span text:style-name="T53_31">.</text:span></text:p>
      <text:p text:style-name="P54"/>
      <text:p text:style-name="P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